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0571in" svg:height="5.4799in" svg:x="5.9831in" svg:y="0.7846in">
            <draw:object draw:notify-on-update-of-ranges="Sheet1.A1:Sheet1.A1 Sheet1.A2:Sheet1.A14 Sheet1.B1:Sheet1.B1 Sheet1.B2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<text:s/>Time </text:p>
          </table:table-cell>
          <table:table-cell office:value-type="string" calcext:value-type="string">
            <text:p><text:s/>Check </text:p>
          </table:table-cell>
          <table:table-cell office:value-type="string" calcext:value-type="string">
            <text:p><text:s/>Executable</text:p>
          </table:table-cell>
        </table:table-row>
        <table:table-row table:style-name="ro1">
          <table:table-cell office:value-type="string" calcext:value-type="string">
            <text:p>CPU (Python) </text:p>
          </table:table-cell>
          <table:table-cell office:value-type="float" office:value="1.52952" calcext:value-type="float">
            <text:p>1.52952</text:p>
          </table:table-cell>
          <table:table-cell office:value-type="string" calcext:value-type="string">
            <text:p><text:s/>check sum = -3187.199840 </text:p>
          </table:table-cell>
          <table:table-cell office:value-type="string" calcext:value-type="string">
            <text:p><text:s/>python3 ./arrsin.py</text:p>
          </table:table-cell>
        </table:table-row>
        <table:table-row table:style-name="ro1">
          <table:table-cell office:value-type="string" calcext:value-type="string">
            <text:p>CPU 1-core (C++17) </text:p>
          </table:table-cell>
          <table:table-cell office:value-type="float" office:value="0.552441" calcext:value-type="float">
            <text:p>0.552441</text:p>
          </table:table-cell>
          <table:table-cell office:value-type="string" calcext:value-type="string">
            <text:p><text:s/>check sum = -3187.199840 </text:p>
          </table:table-cell>
          <table:table-cell office:value-type="string" calcext:value-type="string">
            <text:p><text:s/>./arrsin</text:p>
          </table:table-cell>
        </table:table-row>
        <table:table-row table:style-name="ro1">
          <table:table-cell office:value-type="string" calcext:value-type="string">
            <text:p>CPU 4-core (C++17) </text:p>
          </table:table-cell>
          <table:table-cell office:value-type="float" office:value="0.290954" calcext:value-type="float">
            <text:p>0.290954</text:p>
          </table:table-cell>
          <table:table-cell office:value-type="string" calcext:value-type="string">
            <text:p><text:s/>check sum = -3187.199840 </text:p>
          </table:table-cell>
          <table:table-cell office:value-type="string" calcext:value-type="string">
            <text:p><text:s/>./arrsin_par</text:p>
          </table:table-cell>
        </table:table-row>
        <table:table-row table:style-name="ro1">
          <table:table-cell office:value-type="string" calcext:value-type="string">
            <text:p>CPU 1-core SIMD (C++17) </text:p>
          </table:table-cell>
          <table:table-cell office:value-type="float" office:value="0.376184" calcext:value-type="float">
            <text:p>0.376184</text:p>
          </table:table-cell>
          <table:table-cell office:value-type="string" calcext:value-type="string">
            <text:p><text:s/>check sum = -3187.199840 </text:p>
          </table:table-cell>
          <table:table-cell office:value-type="string" calcext:value-type="string">
            <text:p><text:s/>./arrsin_xsimd</text:p>
          </table:table-cell>
        </table:table-row>
        <table:table-row table:style-name="ro1">
          <table:table-cell office:value-type="string" calcext:value-type="string">
            <text:p>CPU 4-core SIMD (C++17) </text:p>
          </table:table-cell>
          <table:table-cell office:value-type="float" office:value="0.104423" calcext:value-type="float">
            <text:p>0.104423</text:p>
          </table:table-cell>
          <table:table-cell office:value-type="string" calcext:value-type="string">
            <text:p><text:s/>check sum = -3187.199840 </text:p>
          </table:table-cell>
          <table:table-cell office:value-type="string" calcext:value-type="string">
            <text:p><text:s/>./arrsin_par_xsimd</text:p>
          </table:table-cell>
        </table:table-row>
        <table:table-row table:style-name="ro1">
          <table:table-cell office:value-type="string" calcext:value-type="string">
            <text:p>GPU Intel float (SYCL) </text:p>
          </table:table-cell>
          <table:table-cell office:value-type="float" office:value="0.314744" calcext:value-type="float">
            <text:p>0.314744</text:p>
          </table:table-cell>
          <table:table-cell office:value-type="string" calcext:value-type="string">
            <text:p><text:s/>check sum = -3187.199946 </text:p>
          </table:table-cell>
          <table:table-cell office:value-type="string" calcext:value-type="string">
            <text:p><text:s/>./arrsin_sycl_float</text:p>
          </table:table-cell>
        </table:table-row>
        <table:table-row table:style-name="ro1">
          <table:table-cell office:value-type="string" calcext:value-type="string">
            <text:p>GPU Intel double (SYCL) </text:p>
          </table:table-cell>
          <table:table-cell office:value-type="float" office:value="0.435768" calcext:value-type="float">
            <text:p>0.435768</text:p>
          </table:table-cell>
          <table:table-cell office:value-type="string" calcext:value-type="string">
            <text:p><text:s/>check sum = -3187.199840 </text:p>
          </table:table-cell>
          <table:table-cell office:value-type="string" calcext:value-type="string">
            <text:p><text:s/>./arrsin_sycl_double</text:p>
          </table:table-cell>
        </table:table-row>
        <table:table-row table:style-name="ro1">
          <table:table-cell office:value-type="string" calcext:value-type="string">
            <text:p>GPU GTX1060M float (nvc++ -stdpar) </text:p>
          </table:table-cell>
          <table:table-cell office:value-type="float" office:value="0.005465" calcext:value-type="float">
            <text:p>0.005465</text:p>
          </table:table-cell>
          <table:table-cell office:value-type="string" calcext:value-type="string">
            <text:p><text:s/>check sum = -3187.200205 </text:p>
          </table:table-cell>
          <table:table-cell office:value-type="string" calcext:value-type="string">
            <text:p><text:s/>./arrsin_nvpar_float</text:p>
          </table:table-cell>
        </table:table-row>
        <table:table-row table:style-name="ro1">
          <table:table-cell office:value-type="string" calcext:value-type="string">
            <text:p>GPU GTX1060M double (nvc++ -stdpar) </text:p>
          </table:table-cell>
          <table:table-cell office:value-type="float" office:value="0.030684" calcext:value-type="float">
            <text:p>0.030684</text:p>
          </table:table-cell>
          <table:table-cell office:value-type="string" calcext:value-type="string">
            <text:p><text:s/>check sum = -3187.199840 </text:p>
          </table:table-cell>
          <table:table-cell office:value-type="string" calcext:value-type="string">
            <text:p><text:s/>./arrsin_nvpar_double</text:p>
          </table:table-cell>
        </table:table-row>
        <table:table-row table:style-name="ro1">
          <table:table-cell office:value-type="string" calcext:value-type="string">
            <text:p>GPU V100 float (nvc++ -stdpar) </text:p>
          </table:table-cell>
          <table:table-cell office:value-type="float" office:value="0.001142" calcext:value-type="float">
            <text:p>0.001142</text:p>
          </table:table-cell>
          <table:table-cell office:value-type="string" calcext:value-type="string">
            <text:p><text:s/>check sum = -3187.200205 </text:p>
          </table:table-cell>
          <table:table-cell office:value-type="string" calcext:value-type="string">
            <text:p><text:s/>./arrsin_nvpar_float</text:p>
          </table:table-cell>
        </table:table-row>
        <table:table-row table:style-name="ro1">
          <table:table-cell office:value-type="string" calcext:value-type="string">
            <text:p>GPU V100 double (nvc++ -stdpar) </text:p>
          </table:table-cell>
          <table:table-cell office:value-type="float" office:value="0.00297" calcext:value-type="float">
            <text:p>0.00297</text:p>
          </table:table-cell>
          <table:table-cell office:value-type="string" calcext:value-type="string">
            <text:p><text:s/>check sum = -3187.199840 </text:p>
          </table:table-cell>
          <table:table-cell office:value-type="string" calcext:value-type="string">
            <text:p><text:s/>./arrsin_nvpar_double</text:p>
          </table:table-cell>
        </table:table-row>
        <table:table-row table:style-name="ro1">
          <table:table-cell office:value-type="string" calcext:value-type="string">
            <text:p>GPU A100 float (nvc++ -stdpar) </text:p>
          </table:table-cell>
          <table:table-cell office:value-type="float" office:value="0.00103" calcext:value-type="float">
            <text:p>0.00103</text:p>
          </table:table-cell>
          <table:table-cell office:value-type="string" calcext:value-type="string">
            <text:p><text:s/>check sum = -3187.200205 </text:p>
          </table:table-cell>
          <table:table-cell office:value-type="string" calcext:value-type="string">
            <text:p><text:s/>./arrsin_nvpar_float</text:p>
          </table:table-cell>
        </table:table-row>
        <table:table-row table:style-name="ro1">
          <table:table-cell office:value-type="string" calcext:value-type="string">
            <text:p>GPU A100 double (nvc++ -stdpar) </text:p>
          </table:table-cell>
          <table:table-cell office:value-type="float" office:value="0.005156" calcext:value-type="float">
            <text:p>0.005156</text:p>
          </table:table-cell>
          <table:table-cell office:value-type="string" calcext:value-type="string">
            <text:p><text:s/>check sum = -3187.199840 </text:p>
          </table:table-cell>
          <table:table-cell office:value-type="string" calcext:value-type="string">
            <text:p><text:s/>./arrsin_nvpar_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6:50.600205242</meta:creation-date>
    <dc:date>2021-04-28T16:54:43.824408912</dc:date>
    <meta:editing-duration>PT7M12S</meta:editing-duration>
    <meta:editing-cycles>4</meta:editing-cycles>
    <meta:generator>LibreOffice/6.4.5.2$Linux_X86_64 LibreOffice_project/40$Build-2</meta:generator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PT Sans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.6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PT Sans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PT Sans'" style:font-style-name="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false" chart:data-label-number="value" chart:data-label-text="false" chart:data-label-symbol="false" chart:label-position="right"/>
      <style:graphic-properties draw:stroke="none" draw:fill-color="#004586" dr3d:edge-rounding="5%"/>
      <style:text-properties fo:font-family="'PT Sans'" style:font-style-name="Regular" fo:font-size="10pt" style:font-size-asian="10pt" style:font-size-complex="10pt"/>
    </style:style>
    <style:style style:name="ch8" style:family="chart">
      <style:chart-properties chart:solid-type="cuboid"/>
      <style:graphic-properties draw:fill-color="#55308d"/>
    </style:style>
    <style:style style:name="ch9" style:family="chart">
      <style:chart-properties chart:solid-type="cuboid"/>
      <style:graphic-properties draw:fill-color="#729fcf"/>
    </style:style>
    <style:style style:name="ch10" style:family="chart">
      <style:chart-properties chart:solid-type="cuboid"/>
      <style:graphic-properties draw:fill-color="#00a933"/>
    </style:style>
    <style:style style:name="ch11" style:family="chart" style:data-style-name="N122">
      <style:chart-properties chart:solid-type="cuboid"/>
      <style:graphic-properties draw:fill-color="#00a933"/>
      <style:text-properties fo:color="#00a933" fo:font-size="12pt" fo:font-weight="bol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626cm" svg:height="13.92cm" xlink:href=".." xlink:type="simple" chart:class="chart:bar" chart:style-name="ch1">
        <chart:plot-area chart:style-name="ch2" table:cell-range-address="Sheet1.A1:Sheet1.B14" chart:data-source-has-labels="both" svg:x="0.612cm" svg:y="0.278cm" svg:width="29.402cm" svg:height="12.16cm">
          <chartooo:coordinate-region svg:x="6.604cm" svg:y="0.278cm" svg:width="23.183cm" svg:height="11.46cm"/>
          <chart:axis chart:dimension="x" chart:name="primary-x" chart:style-name="ch3" chartooo:axis-type="auto">
            <chartooo:date-scale/>
            <chart:categories table:cell-range-address="Sheet1.A2:Sheet1.A14"/>
          </chart:axis>
          <chart:axis chart:dimension="y" chart:name="primary-y" chart:style-name="ch4">
            <chart:title svg:x="12.644cm" svg:y="12.717cm" chart:style-name="ch5">
              <text:p>Time, seconds (less is better)</text:p>
            </chart:title>
            <chart:grid chart:style-name="ch6" chart:class="major"/>
          </chart:axis>
          <chart:series chart:style-name="ch7" chart:values-cell-range-address="Sheet1.B2:Sheet1.B14" chart:label-cell-address="Sheet1.B1:Sheet1.B1" chart:class="chart:bar">
            <chart:data-point chart:style-name="ch8"/>
            <chart:data-point chart:repeated="4"/>
            <chart:data-point chart:style-name="ch9" chart:repeated="2"/>
            <chart:data-point chart:style-name="ch10" chart:repeated="3"/>
            <chart:data-point chart:style-name="ch11"/>
            <chart:data-point chart:style-name="ch10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me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(Python) </text:p>
                <draw:g>
                  <svg:desc>Sheet1.A2:Sheet1.A14</svg:desc>
                </draw:g>
              </table:table-cell>
              <table:table-cell office:value-type="float" office:value="1.52952">
                <text:p>1.52952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CPU 1-core (C++17) </text:p>
              </table:table-cell>
              <table:table-cell office:value-type="float" office:value="0.552441">
                <text:p>0.552441</text:p>
              </table:table-cell>
            </table:table-row>
            <table:table-row>
              <table:table-cell office:value-type="string">
                <text:p>CPU 4-core (C++17) </text:p>
              </table:table-cell>
              <table:table-cell office:value-type="float" office:value="0.290954">
                <text:p>0.290954</text:p>
              </table:table-cell>
            </table:table-row>
            <table:table-row>
              <table:table-cell office:value-type="string">
                <text:p>CPU 1-core SIMD (C++17) </text:p>
              </table:table-cell>
              <table:table-cell office:value-type="float" office:value="0.376184">
                <text:p>0.376184</text:p>
              </table:table-cell>
            </table:table-row>
            <table:table-row>
              <table:table-cell office:value-type="string">
                <text:p>CPU 4-core SIMD (C++17) </text:p>
              </table:table-cell>
              <table:table-cell office:value-type="float" office:value="0.104423">
                <text:p>0.104423</text:p>
              </table:table-cell>
            </table:table-row>
            <table:table-row>
              <table:table-cell office:value-type="string">
                <text:p>GPU Intel float (SYCL) </text:p>
              </table:table-cell>
              <table:table-cell office:value-type="float" office:value="0.314744">
                <text:p>0.314744</text:p>
              </table:table-cell>
            </table:table-row>
            <table:table-row>
              <table:table-cell office:value-type="string">
                <text:p>GPU Intel double (SYCL) </text:p>
              </table:table-cell>
              <table:table-cell office:value-type="float" office:value="0.435768">
                <text:p>0.435768</text:p>
              </table:table-cell>
            </table:table-row>
            <table:table-row>
              <table:table-cell office:value-type="string">
                <text:p>GPU GTX1060M float (nvc++ -stdpar) </text:p>
              </table:table-cell>
              <table:table-cell office:value-type="float" office:value="0.005465">
                <text:p>0.005465</text:p>
              </table:table-cell>
            </table:table-row>
            <table:table-row>
              <table:table-cell office:value-type="string">
                <text:p>GPU GTX1060M double (nvc++ -stdpar) </text:p>
              </table:table-cell>
              <table:table-cell office:value-type="float" office:value="0.030684">
                <text:p>0.030684</text:p>
              </table:table-cell>
            </table:table-row>
            <table:table-row>
              <table:table-cell office:value-type="string">
                <text:p>GPU V100 float (nvc++ -stdpar) </text:p>
              </table:table-cell>
              <table:table-cell office:value-type="float" office:value="0.001142">
                <text:p>0.001142</text:p>
              </table:table-cell>
            </table:table-row>
            <table:table-row>
              <table:table-cell office:value-type="string">
                <text:p>GPU V100 double (nvc++ -stdpar) </text:p>
              </table:table-cell>
              <table:table-cell office:value-type="float" office:value="0.00297">
                <text:p>0.00297</text:p>
              </table:table-cell>
            </table:table-row>
            <table:table-row>
              <table:table-cell office:value-type="string">
                <text:p>GPU A100 float (nvc++ -stdpar) 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string">
                <text:p>GPU A100 double (nvc++ -stdpar) </text:p>
              </table:table-cell>
              <table:table-cell office:value-type="float" office:value="0.005156">
                <text:p>0.005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